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9b9" officeooo:paragraph-rsid="000ec9b9"/>
    </style:style>
    <style:style style:name="P2" style:family="paragraph" style:parent-style-name="Standard">
      <style:text-properties fo:font-weight="normal" officeooo:rsid="003a2aa6" officeooo:paragraph-rsid="003a2aa6" style:font-weight-asian="normal" style:font-weight-complex="normal"/>
    </style:style>
    <style:style style:name="P3" style:family="paragraph" style:parent-style-name="Standard">
      <style:text-properties fo:font-weight="normal" officeooo:rsid="003b4d17" officeooo:paragraph-rsid="003b4d17" style:font-weight-asian="normal" style:font-weight-complex="normal"/>
    </style:style>
    <style:style style:name="P4" style:family="paragraph" style:parent-style-name="Standard">
      <style:text-properties fo:font-weight="bold" officeooo:rsid="000c1a7a" officeooo:paragraph-rsid="0037d0d2" style:font-weight-asian="bold" style:font-weight-complex="bold"/>
    </style:style>
    <style:style style:name="P5" style:family="paragraph" style:parent-style-name="Standard">
      <style:text-properties fo:font-weight="bold" officeooo:rsid="003a2aa6" officeooo:paragraph-rsid="003a2aa6" style:font-weight-asian="bold" style:font-weight-complex="bold"/>
    </style:style>
    <style:style style:name="P6" style:family="paragraph" style:parent-style-name="Standard">
      <style:text-properties officeooo:rsid="00383e6a" officeooo:paragraph-rsid="00383e6a"/>
    </style:style>
    <style:style style:name="P7" style:family="paragraph" style:parent-style-name="Standard">
      <style:text-properties officeooo:rsid="003a2aa6" officeooo:paragraph-rsid="003a2aa6"/>
    </style:style>
    <style:style style:name="P8" style:family="paragraph" style:parent-style-name="Standard">
      <style:text-properties fo:font-weight="normal" officeooo:rsid="003b4d17" officeooo:paragraph-rsid="003b4d17" style:font-weight-asian="normal" style:font-weight-complex="normal"/>
    </style:style>
    <style:style style:name="P9" style:family="paragraph" style:parent-style-name="Standard">
      <style:text-properties fo:font-weight="bold" officeooo:rsid="003ebe58" officeooo:paragraph-rsid="003ebe58" style:font-weight-asian="bold" style:font-weight-complex="bold"/>
    </style:style>
    <style:style style:name="T1" style:family="text">
      <style:text-properties officeooo:rsid="0037d0d2"/>
    </style:style>
    <style:style style:name="T2" style:family="text">
      <style:text-properties officeooo:rsid="0039a1e7"/>
    </style:style>
    <style:style style:name="T3" style:family="text">
      <style:text-properties officeooo:rsid="003eb74a"/>
    </style:style>
    <style:style style:name="T4" style:family="text">
      <style:text-properties officeooo:rsid="003eb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. Приведите способы объявления и инициализации одномерных и двумерных массивов примитивных и ссылочных типов. Укажите разницу, между массивами примитивных и ссылочных типов.</text:p>
      <text:p text:style-name="P2">При объявлении массива указывается тип переменных и имя массива — <text:span text:style-name="T3">внимание!!! массив еще не создан</text:span>.</text:p>
      <text:p text:style-name="P2">int a[ ] - одномерный массив int, int a[ ][ ] - двумерный массив</text:p>
      <text:p text:style-name="P2">int [ ] b — одномерный массив, int [ ] [ ] b — двумерный массив</text:p>
      <text:p text:style-name="P3">String [ ] s — одномерный массив строк</text:p>
      <text:p text:style-name="P2">При объявлении массива возможно его создание и инициализация - в фигурных скобках перечисл<text:span text:style-name="T3">яем</text:span> значения элементов массива.</text:p>
      <text:p text:style-name="P2">int [ ] b = {1, 2, 3, 4, 5, 6, 7};</text:p>
      <text:p text:style-name="P3">String [ ] s = {};</text:p>
      <text:p text:style-name="P9">Какая разница между массивами примитивных и ссылочных типов?</text:p>
      <text:p text:style-name="P3"/>
      <text:p text:style-name="P5"/>
      <text:p text:style-name="P5"/>
      <text:p text:style-name="P5"/>
      <text:p text:style-name="P4">1. <text:span text:style-name="T1">Дайте определение массиву. Как осуществляется индексация элементов массива. Как необходимо обращаться к i-му элементу массива?</text:span></text:p>
      <text:p text:style-name="P6">Массив — это группа однотипных переменных, обращение к которым происходит по общему имени и индексу. <text:span text:style-name="T2">Массивы могут быть многомерными.</text:span></text:p>
      <text:p text:style-name="P7">Индексация элементов массива начинается с нуля.</text:p>
      <text:p text:style-name="P7">Обращение происходит по имени массива с указанием индекса - array[index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9:36:22.979796721</meta:creation-date>
    <dc:date>2019-10-21T10:54:39.536489390</dc:date>
    <meta:editing-duration>PT16H56M8S</meta:editing-duration>
    <meta:editing-cycles>27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163" meta:character-count="1052" meta:non-whitespace-character-count="897"/>
  </office:meta>
</office:document-meta>
</file>